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>
        <style:tab-stops>
          <style:tab-stop style:position="8.467cm" style:type="right"/>
        </style:tab-stops>
      </style:paragraph-properties>
      <style:text-properties style:font-name="Verdana"/>
    </style:style>
    <style:style style:name="P3" style:family="paragraph" style:parent-style-name="Standard" style:list-style-name="" style:master-page-name="">
      <style:paragraph-properties fo:margin-left="0cm" fo:margin-right="0.609cm" fo:orphans="2" fo:widows="2" fo:text-indent="0cm" style:auto-text-indent="false" style:page-number="auto" style:writing-mode="lr-tb"/>
      <style:text-properties style:font-name="Verdana"/>
    </style:style>
    <style:style style:name="P4" style:family="paragraph" style:parent-style-name="Heading_20_2">
      <style:text-properties style:font-name="Verdana"/>
    </style:style>
    <style:style style:name="P5" style:family="paragraph" style:parent-style-name="Heading_20_3">
      <style:text-properties style:font-name="Verdana"/>
    </style:style>
    <style:style style:name="P6" style:family="paragraph" style:parent-style-name="Heading_20_1" style:list-style-name="" style:master-page-name="Standard">
      <style:paragraph-properties style:page-number="auto"/>
      <style:text-properties fo:color="#0084d1" style:font-name="Verdana"/>
    </style:style>
    <style:style style:name="T1" style:family="text">
      <style:text-properties style:font-name="Verdan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IGITECHFP Barcelona</text:p>
      <text:list xml:id="list7345913574081234155" text:style-name="Outline">
        <text:list-item>
          <text:list>
            <text:list-item>
              <text:h text:style-name="P4" text:outline-level="2">MÒDUL: Bases de Dades</text:h>
            </text:list-item>
            <text:list-item>
              <text:h text:style-name="P4" text:outline-level="2">Activitat 0484-BDS-AE17</text:h>
              <text:list>
                <text:list-item>
                  <text:h text:style-name="P5" text:outline-level="3">Test de Coherència Conceptual – Projecte PhoenixTech</text:h>
                </text:list-item>
              </text:list>
            </text:list-item>
          </text:list>
        </text:list-item>
      </text:list>
      <text:p text:style-name="Text_20_body"><text:span text:style-name="T1"/></text:p>
      <text:p text:style-name="P1">Nom i cognoms: ___________________________________________</text:p>
      <text:p text:style-name="P3">Data: ____ / febrer / 2026</text:p>
      <text:list xml:id="list30657648" text:continue-numbering="true" text:style-name="Outline">
        <text:list-item>
          <text:list>
            <text:list-item>
              <text:list>
                <text:list-item>
                  <text:h text:style-name="P5" text:outline-level="3">Instruccions</text:h>
                </text:list-item>
              </text:list>
            </text:list-item>
          </text:list>
        </text:list-item>
      </text:list>
      <text:p text:style-name="P1">Aquesta prova és individual.</text:p>
      <text:p text:style-name="P1">No es permet l’ús d’ordinador ni apunts.</text:p>
      <text:p text:style-name="P1">Les respostes han de ser clares i argumentades.</text:p>
      <text:p text:style-name="P1">No es valorarà la llargada, sinó la coherència conceptual.</text:p>
      <text:p text:style-name="P1">Temps màxim: 20 minuts.</text:p>
      <text:p text:style-name="P1"/>
      <text:list xml:id="list30667498" text:continue-numbering="true" text:style-name="Outline">
        <text:list-item>
          <text:list>
            <text:list-item>
              <text:list>
                <text:list-item>
                  <text:h text:style-name="P5" text:outline-level="3">1. Evolució del sistema (2 punts)</text:h>
                </text:list-item>
              </text:list>
            </text:list-item>
          </text:list>
        </text:list-item>
      </text:list>
      <text:p text:style-name="P1">Al vostre model, les incidències poden canviar al llarg del temps.</text:p>
      <text:p text:style-name="P1">Expliqueu com es reflecteix aquesta evolució al vostre MER i què es perdria si només existís un estat actual sense guardar canvis anteriors.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list xml:id="list30655695" text:continue-numbering="true" text:style-name="Outline">
        <text:list-item>
          <text:list>
            <text:list-item>
              <text:list>
                <text:list-item>
                  <text:h text:style-name="P5" text:outline-level="3"><text:soft-page-break/>2. Relacions i atributs (2 punts)</text:h>
                </text:list-item>
              </text:list>
            </text:list-item>
          </text:list>
        </text:list-item>
      </text:list>
      <text:p text:style-name="P1">Expliqueu amb un exemple per què hi ha informació que ha d’estar associada a una relació i no directament a una entitat.</text:p>
      <text:p text:style-name="P1">Utilitzeu un cas concret del vostre model.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list xml:id="list30650324" text:continue-numbering="true" text:style-name="Outline">
        <text:list-item>
          <text:list>
            <text:list-item>
              <text:list>
                <text:list-item>
                  <text:h text:style-name="P5" text:outline-level="3">3. Cardinalitat i existència (2 punts)</text:h>
                </text:list-item>
              </text:list>
            </text:list-item>
          </text:list>
        </text:list-item>
      </text:list>
      <text:p text:style-name="P1">Trieu una relació del vostre model i expliqueu si pot existir una entitat sense estar relacionada amb l’altra.</text:p>
      <text:p text:style-name="P1">Indiqueu com ho mostren les cardinalitats definides.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list xml:id="list30669470" text:continue-numbering="true" text:style-name="Outline">
        <text:list-item>
          <text:list>
            <text:list-item>
              <text:list>
                <text:list-item>
                  <text:h text:style-name="P5" text:outline-level="3"><text:soft-page-break/>4. Coherència estructural (2 punts)</text:h>
                </text:list-item>
              </text:list>
            </text:list-item>
          </text:list>
        </text:list-item>
      </text:list>
      <text:p text:style-name="P1">Expliqueu una decisió estructural important que hàgiu pres i què passaria si no existís.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/>
      <text:list xml:id="list30649578" text:continue-numbering="true" text:style-name="Outline">
        <text:list-item>
          <text:list>
            <text:list-item>
              <text:list>
                <text:list-item>
                  <text:h text:style-name="P5" text:outline-level="3">5. Nomenclatura i criteri tècnic (2 punts)</text:h>
                </text:list-item>
              </text:list>
            </text:list-item>
          </text:list>
        </text:list-item>
      </text:list>
      <text:p text:style-name="P1">Expliqueu per què és important definir normes de nomenclatura (majúscules, plural, sense accents ni caràcters especials) en un projecte real i quins problemes pot generar no seguir-les.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p text:style-name="P1">________________________________________________________________________</text:p>
      <text:list xml:id="list30669696" text:continue-numbering="true" text:style-name="Outline">
        <text:list-item>
          <text:list>
            <text:list-item>
              <text:list>
                <text:list-item>
                  <text:h text:style-name="P5" text:outline-level="3"><text:soft-page-break/>Puntuació</text:h>
                </text:list-item>
              </text:list>
            </text:list-item>
          </text:list>
        </text:list-item>
      </text:list>
      <text:p text:style-name="P2">1. Evolució del sistema: <text:tab/>______ / 2</text:p>
      <text:p text:style-name="P2">2. Relacions i atributs: <text:tab/>______ / 2</text:p>
      <text:p text:style-name="P2">3. Cardinalitat: <text:tab/>______ / 2</text:p>
      <text:p text:style-name="P2">4. Coherència estructural:<text:tab/>______ / 2</text:p>
      <text:p text:style-name="P2">5. Nomenclatura:<text:tab/>______ / 2</text:p>
      <text:p text:style-name="P2">Nota final: <text:tab/>______ /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958cm" fo:margin-right="1.667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6-02-18T10:38:49.01</dc:date>
    <meta:editing-duration>P0D</meta:editing-duration>
    <meta:generator>OpenOffice/4.1.16$Win32 OpenOffice.org_project/4116m3$Build-9816</meta:generator>
    <meta:document-statistic meta:table-count="0" meta:image-count="0" meta:object-count="0" meta:page-count="4" meta:paragraph-count="79" meta:word-count="300" meta:character-count="4973"/>
    <dc:creator>General General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